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4560E62E2A2B1C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fill-color="#ffffff" draw:auto-grow-height="true" fo:min-height="1.25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subtitle">
      <style:graphic-properties draw:fill-color="#ffffff" draw:auto-grow-height="true" fo:min-height="11.019cm"/>
      <style:paragraph-properties style:writing-mode="lr-tb"/>
    </style:style>
    <style:style style:name="pr4" style:family="presentation" style:parent-style-name="Inspiration-subtitle">
      <style:graphic-properties draw:fill-color="#ffffff" draw:auto-grow-height="true" fo:min-height="12.59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 loext:opacity="100%" fo:font-size="20pt" style:font-size-asian="20pt" style:font-size-complex="20pt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9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c9211e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www.baccan.it</presentation:footer-decl>
      <presentation:date-time-decl presentation:name="dtd1" presentation:source="current-date" style:data-style-name="D4"/>
      <draw:page draw:name="page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ZOOM</text:p>
          </draw:text-box>
        </draw:frame>
        <draw:frame draw:style-name="gr1" draw:text-style-name="P2" draw:layer="layout" svg:width="33.865cm" svg:height="19.049cm" svg:x="0.002cm" svg:y="-0.024cm">
          <draw:image xlink:href="Pictures/1000020100000780000004384560E62E2A2B1C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CSS</text:span></text:p>
            <text:p text:style-name="P3"><text:span text:style-name="T1"/></text:p>
            <text:p text:style-name="P3"><text:span text:style-name="T1">Cascading Style Sheets : in italiano fogli di stile a cascata</text:span></text:p>
            <text:p text:style-name="P3"><text:span text:style-name="T1"/></text:p>
            <text:p text:style-name="P3"><text:span text:style-name="T1">È un linguaggio usato per definire la formattazione di documenti </text:span></text:p>
            <text:p text:style-name="P3"><text:span text:style-name="T1">Descrive lo stile degli elementi di pagina</text:span></text:p>
            <text:p text:style-name="P3"><text:span text:style-name="T1">La sua interpretazione necessita di un browser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o strumento che useremo durante il corso è</text:span></text:p>
            <text:p text:style-name="P3"><text:span text:style-name="T1"/></text:p>
            <text:p text:style-name="P3"><text:span text:style-name="T2"><text:a xlink:href="https://codepen.io/" xlink:type="simple">https://codepen.io</text:a></text:span></text:p>
            <text:p text:style-name="P3"><text:span text:style-name="T2"/></text:p>
            <text:p text:style-name="P6"><text:span text:style-name="T3">CodePen is a social development environment. At its heart, it allows you to write code in the browser, and see the results of it as you build. A useful and liberating online code editor for developers of any skill, and particularly empowering for people learning to code. We focus primarily on front-end languages like HTML, CSS, JavaScript, and preprocessing syntaxes that turn into those things.</text:span></text:p>
            <text:p text:style-name="P6"><text:span text:style-name="T3"/></text:p>
            <text:p text:style-name="P6"><text:span text:style-name="T4">Iscrivetevi e seguite il profilo creato apposta per il corso</text:span></text:p>
            <text:p text:style-name="P6"><text:span text:style-name="T4"/></text:p>
            <text:p text:style-name="P6"><text:span text:style-name="T5"><text:a xlink:href="https://codepen.io/matteobaccan" xlink:type="simple">https://codepen.io/matteobaccan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7cm">
          <draw:text-box>
            <text:p text:style-name="P3"><text:span text:style-name="T1">Editor</text:span></text:p>
            <text:p text:style-name="P3"><text:span text:style-name="T1"/></text:p>
            <text:p text:style-name="P3"><text:span text:style-name="T1">Codepen.io</text:span></text:p>
            <text:p text:style-name="P3"><text:span text:style-name="T1">Notepad</text:span></text:p>
            <text:p text:style-name="P3"><text:span text:style-name="T1">Notepad++</text:span></text:p>
            <text:p text:style-name="P3"><text:span text:style-name="T1">VisualStudio Code</text:span></text:p>
            <text:p text:style-name="P3"><text:span text:style-name="T1"/></text:p>
            <text:p text:style-name="P3"><text:span text:style-name="T1">Va bene qualsiasi editor, non visuale, meglio se con syntax highlighter e code completion</text:span></text:p>
            <text:p text:style-name="P3"><text:span text:style-name="T1"/></text:p>
            <text:p text:style-name="P3"><text:span text:style-name="T1">Le slide e i sorgenti del corso, liberamente ispirati a </text:span><text:span text:style-name="T1"><text:a xlink:href="https://www.w3schools.com/" xlink:type="simple">https://www.w3schools.com</text:a></text:span><text:span text:style-name="T1"><text:s/>e costantemente aggiornati, sono disponibili a questo indirizzo</text:span></text:p>
            <text:p text:style-name="P3"><text:span text:style-name="T1"/></text:p>
            <text:p text:style-name="P3"><text:span text:style-name="T2"><text:a xlink:href="https://github.com/matteobaccan/CorsoCSS" xlink:type="simple">https://github.com/matteobaccan/CorsoCS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esempio</text:p>
          </draw:text-box>
        </draw:frame>
        <draw:frame presentation:style-name="pr4" draw:text-style-name="P4" draw:layer="layout" svg:width="25cm" svg:height="12.593cm" svg:x="1.5cm" svg:y="2.083cm">
          <draw:text-box>
            <text:p text:style-name="P3"><text:span text:style-name="T1">body {</text:span></text:p>
            <text:p text:style-name="P3"><text:span text:style-name="T1"><text:s text:c="2"/></text:span><text:span text:style-name="T1">background-color: red;</text:span></text:p>
            <text:p text:style-name="P3"><text:span text:style-name="T1">}</text:span></text:p>
            <text:p text:style-name="P3"><text:span text:style-name="T1"/></text:p>
            <text:p text:style-name="P3"><text:span text:style-name="T1">h1 {</text:span></text:p>
            <text:p text:style-name="P3"><text:span text:style-name="T1"><text:s text:c="2"/></text:span><text:span text:style-name="T1">color: black;</text:span></text:p>
            <text:p text:style-name="P3"><text:span text:style-name="T1"><text:s text:c="2"/></text:span><text:span text:style-name="T1">text-align: center;</text:span></text:p>
            <text:p text:style-name="P3"><text:span text:style-name="T1">}</text:span></text:p>
            <text:p text:style-name="P3"><text:span text:style-name="T1"/></text:p>
            <text:p text:style-name="P3"><text:span text:style-name="T1">p {</text:span></text:p>
            <text:p text:style-name="P3"><text:span text:style-name="T1"><text:s text:c="2"/></text:span><text:span text:style-name="T1">font-family: courier;</text:span></text:p>
            <text:p text:style-name="P3"><text:span text:style-name="T1"><text:s text:c="2"/></text:span><text:span text:style-name="T1">font-size: 24px;</text:span></text:p>
            <text:p text:style-name="P3"><text:span text:style-name="T1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Cos'è il CSS?</text:span></text:p>
            <text:p text:style-name="P3"><text:span text:style-name="T6"/></text:p>
            <text:p text:style-name="P3"><text:span text:style-name="T6">CSS è acronimo di </text:span><text:span text:style-name="T7">Cascading Style Sheets</text:span><text:span text:style-name="T6">, sono fogli che vengono utilizzati per formattare le pagine web.</text:span></text:p>
            <text:p text:style-name="P3"><text:span text:style-name="T6"/></text:p>
            <text:p text:style-name="P3"><text:span text:style-name="T6">Con i CSS è possibile controllare il colore, il carattere, la dimensione del testo, la spaziatura tra gli elementi, il modo in cui gli elementi sono posizionati e disposti, quali immagini di sfondo o colori di sfondo devono essere utilizzati, o le diverse visualizzazioni in base alle dimensioni dello schermo</text:span></text:p>
            <text:p text:style-name="P3"><text:span text:style-name="T6"/></text:p>
            <text:p text:style-name="P3"><text:span text:style-name="T6">Da notare che </text:span><text:span text:style-name="T7">cascading </text:span><text:span text:style-name="T6">identifica il fatto che uno stile applicato a un elemento padre si applicherà anche a tutti gli elementi figli all'interno dell'elemento pad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I CSS possono essere aggiunti ai documenti HTML in 3 modi:</text:span></text:p>
            <text:p text:style-name="P3"><text:span text:style-name="T6"/></text:p>
            <text:p text:style-name="P3"><text:span text:style-name="T6">Inline - utilizzando l'attributo style all'interno degli elementi HTML</text:span></text:p>
            <text:p text:style-name="P3"><text:span text:style-name="T6">Interno - utilizzando un elemento &lt;style&gt; nella sezione &lt;head&gt;</text:span></text:p>
            <text:p text:style-name="P3"><text:span text:style-name="T6">Esterno: utilizzando un elemento &lt;link&gt; per collegarsi a un file CSS estern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line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&lt;h1 </text:span><text:span text:style-name="T7">style="color:blue;"</text:span><text:span text:style-name="T6">&gt;Una intestazione blue&lt;/h1&gt;</text:span></text:p>
            <text:p text:style-name="P3"><text:span text:style-name="T6"/></text:p>
            <text:p text:style-name="P3"><text:span text:style-name="T6">&lt;p </text:span><text:span text:style-name="T7">style="color:red;"</text:span><text:span text:style-name="T6">&gt;Un paragrafo rosso&lt;/p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&lt;html&gt;</text:span></text:p>
            <text:p text:style-name="P3"><text:span text:style-name="T8"><text:s/></text:span><text:span text:style-name="T8">&lt;head&gt;</text:span></text:p>
            <text:p text:style-name="P3"><text:span text:style-name="T7"><text:s text:c="2"/></text:span><text:span text:style-name="T7">&lt;style&gt;</text:span></text:p>
            <text:p text:style-name="P3"><text:span text:style-name="T7">body {background-color: powderblue;}</text:span></text:p>
            <text:p text:style-name="P3"><text:span text:style-name="T7">h1 <text:s text:c="2"/>{color: blue;}</text:span></text:p>
            <text:p text:style-name="P3"><text:span text:style-name="T7">p <text:s text:c="3"/>{color: red;}</text:span></text:p>
            <text:p text:style-name="P3"><text:span text:style-name="T7"><text:s text:c="2"/></text:span><text:span text:style-name="T7">&lt;/style&gt;</text:span></text:p>
            <text:p text:style-name="P3"><text:span text:style-name="T8"><text:s/></text:span><text:span text:style-name="T8">&lt;/head&gt;</text:span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This is a heading&lt;/h1&gt;</text:span></text:p>
            <text:p text:style-name="P3"><text:span text:style-name="T8"><text:s text:c="2"/></text:span><text:span text:style-name="T8">&lt;p&gt;This is a paragraph.&lt;/p&gt;</text:span></text:p>
            <text:p text:style-name="P3"><text:span text:style-name="T8"><text:s/></text:span><text:span text:style-name="T8">&lt;/body&gt;</text:span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Es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<text:s/></text:span><text:span text:style-name="T8">&lt;html&gt;</text:span></text:p>
            <text:p text:style-name="P3"><text:span text:style-name="T8"/></text:p>
            <text:p text:style-name="P3"><text:span text:style-name="T8"><text:s text:c="2"/></text:span><text:span text:style-name="T8">&lt;head&gt;</text:span></text:p>
            <text:p text:style-name="P3"><text:span text:style-name="T8"><text:s text:c="3"/></text:span><text:span text:style-name="T7">&lt;link rel="stylesheet" href="styles.css"&gt;</text:span></text:p>
            <text:p text:style-name="P3"><text:span text:style-name="T8"><text:s text:c="2"/></text:span><text:span text:style-name="T8">&lt;/head&gt;</text:span></text:p>
            <text:p text:style-name="P3"><text:span text:style-name="T8"/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Intestazione&lt;/h1&gt;</text:span></text:p>
            <text:p text:style-name="P3"><text:span text:style-name="T8"><text:s text:c="2"/></text:span><text:span text:style-name="T8">&lt;p&gt;Paragrafo&lt;/p&gt;</text:span></text:p>
            <text:p text:style-name="P3"><text:span text:style-name="T8"><text:s/></text:span><text:span text:style-name="T8">&lt;/body&gt;</text:span></text:p>
            <text:p text:style-name="P3"><text:span text:style-name="T8"/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tyles.css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body {</text:span></text:p>
            <text:p text:style-name="P3"><text:span text:style-name="T8"><text:s text:c="2"/></text:span><text:span text:style-name="T8">background-color: powderblue;</text:span></text:p>
            <text:p text:style-name="P3"><text:span text:style-name="T8">}</text:span></text:p>
            <text:p text:style-name="P3"><text:span text:style-name="T8"/></text:p>
            <text:p text:style-name="P3"><text:span text:style-name="T8">h1 {</text:span></text:p>
            <text:p text:style-name="P3"><text:span text:style-name="T8"><text:s text:c="2"/></text:span><text:span text:style-name="T8">color: blue;</text:span></text:p>
            <text:p text:style-name="P3"><text:span text:style-name="T8">}</text:span></text:p>
            <text:p text:style-name="P3"><text:span text:style-name="T8"/></text:p>
            <text:p text:style-name="P3"><text:span text:style-name="T8">p {</text:span></text:p>
            <text:p text:style-name="P3"><text:span text:style-name="T8"><text:s text:c="2"/></text:span><text:span text:style-name="T8">color: red;</text:span></text:p>
            <text:p text:style-name="P3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intassi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La sintassi di base dei CSS è data dalla dichiarazione di un </text:span><text:span text:style-name="T7">selector</text:span><text:span text:style-name="T6">, seguito da una lista di </text:span><text:span text:style-name="T7">proprietà</text:span><text:span text:style-name="T6"> e del loro relativo </text:span><text:span text:style-name="T7">valore</text:span></text:p>
            <text:p text:style-name="P3"><text:span text:style-name="T6"/></text:p>
            <text:p text:style-name="P3"><text:span text:style-name="T7">selector</text:span><text:span text:style-name="T8"> {</text:span></text:p>
            <text:p text:style-name="P3"><text:span text:style-name="T8"><text:s text:c="2"/></text:span><text:span text:style-name="T7">proprietà</text:span><text:span text:style-name="T8">: </text:span><text:span text:style-name="T7">valore</text:span><text:span text:style-name="T8">;</text:span></text:p>
            <text:p text:style-name="P3"><text:span text:style-name="T8">}</text:span></text:p>
            <text:p text:style-name="P3"><text:span text:style-name="T8"/></text:p>
            <text:p text:style-name="P3"><text:span text:style-name="T8">In questo caso il selettore è </text:span><text:span text:style-name="T7">body</text:span><text:span text:style-name="T6"> e la proprietà impostata è </text:span><text:span text:style-name="T7">background-color</text:span><text:span text:style-name="T6"> seguita dal suo valore </text:span><text:span text:style-name="T7">red</text:span></text:p>
            <text:p text:style-name="P3"><text:span text:style-name="T8"/></text:p>
            <text:p text:style-name="P6"><text:span text:style-name="T8">body {</text:span></text:p>
            <text:p text:style-name="P6"><text:span text:style-name="T8"><text:s text:c="2"/></text:span><text:span text:style-name="T8">background-color: red;</text:span></text:p>
            <text:p text:style-name="P6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I </text:span><text:span text:style-name="T7">selector</text:span><text:span text:style-name="T6"> permettono di identificare in modo preciso gli elementi HTML che vogliamo personalizzare.</text:span></text:p>
            <text:p text:style-name="P3"><text:span text:style-name="T6"/></text:p>
            <text:p text:style-name="P3"><text:span text:style-name="T6">Esistono 5 categorie diverse di </text:span><text:span text:style-name="T7">selector</text:span></text:p>
            <text:p text:style-name="P3"><text:span text:style-name="T7"/></text:p>
            <text:p text:style-name="P3"><text:span text:style-name="T7">selector semplici : </text:span><text:span text:style-name="T6">selezionano gli elementi in base a nome, id, classe</text:span></text:p>
            <text:p text:style-name="P3"><text:span text:style-name="T7">selector combinatori o di relazione :</text:span><text:span text:style-name="T6"> selezionano gli elementi in base alla loro relazione</text:span></text:p>
            <text:p text:style-name="P3"><text:span text:style-name="T7">selector di pseudo-classe : </text:span><text:span text:style-name="T6">selezionano gli elementi in base a uno stato</text:span></text:p>
            <text:p text:style-name="P3"><text:span text:style-name="T7">selector di pseudo-elementi : </text:span><text:span text:style-name="T6">selezionano e definiscono lo stile di una parte di un elemento</text:span></text:p>
            <text:p text:style-name="P3"><text:span text:style-name="T7">selector di attributo : </text:span><text:span text:style-name="T6">selezionano gli elementi in base a un attributo o al valore di un attribu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semplici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I </text:span><text:span text:style-name="T7">selector</text:span><text:span text:style-name="T6"> semplici selezionano gli elementi in base a nome, id, classe</text:span></text:p>
            <text:p text:style-name="P3"><text:span text:style-name="T6"/></text:p>
            <text:p text:style-name="P3"><text:span text:style-name="T6">tag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#idtag {</text:span></text:p>
            <text:p text:style-name="P6"><text:span text:style-name="T6"><text:s text:c="2"/></text:span><text:span text:style-name="T6">color: red;</text:span></text:p>
            <text:p text:style-name="P6"><text:span text:style-name="T6">}</text:span></text:p>
            <text:p text:style-name="P6"><text:span text:style-name="T6">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  <text:p text:style-name="P6"><text:span text:style-name="T6">tag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universale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Per convenzione esiste il selector </text:span><text:span text:style-name="T7">* </text:span><text:span text:style-name="T6">che indica che le proprietà indicate devono essere applicate a qualsiasi </text:span><text:span text:style-name="T7">tag</text:span></text:p>
            <text:p text:style-name="P3"><text:span text:style-name="T6"/></text:p>
            <text:p text:style-name="P3"><text:span text:style-name="T6">*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3"><text:span text:style-name="T6"/></text:p>
            <text:p text:style-name="P3"><text:span text:style-name="T6">In questo modo, qualsiasi elemento contenuto in pagina, avrà una colorazione di default impostata sul verd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raggruppamenti</text:p>
          </draw:text-box>
        </draw:frame>
        <draw:frame presentation:style-name="pr4" draw:text-style-name="P4" draw:layer="layout" svg:width="25cm" svg:height="12.593cm" svg:x="1.5cm" svg:y="2.078cm">
          <draw:text-box>
            <text:p text:style-name="P3"><text:span text:style-name="T8">Per ridurre la prolissità dei CSS è stata introdotta la sintassi per raggruppamento che permette di mettere, in un’unica dichiarazione, più direttive CSS. Per questo motivo scrivere</text:span></text:p>
            <text:p text:style-name="P3"><text:span text:style-name="T6"/></text:p>
            <text:p text:style-name="P3"><text:span text:style-name="T6">h1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  <text:p text:style-name="P6"><text:span text:style-name="T6"/></text:p>
            <text:p text:style-name="P6"><text:span text:style-name="T6">Equivale a scrivere</text:span></text:p>
            <text:p text:style-name="P6"><text:span text:style-name="T6"/></text:p>
            <text:p text:style-name="P6"><text:span text:style-name="T6">h1, 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6"><text:span text:style-name="T6">I </text:span><text:span text:style-name="T7">selector combinatori :</text:span><text:span text:style-name="T6"> selezionano gli elementi in base alla loro relazione.</text:span></text:p>
            <text:p text:style-name="P6"><text:span text:style-name="T6">Per determinare la relazione viene usato un </text:span><text:span text:style-name="T7">combinator</text:span><text:span text:style-name="T6">. I combinator possono essere di 4 tipi</text:span></text:p>
            <text:p text:style-name="P6"><text:span text:style-name="T6"/></text:p>
            <text:p text:style-name="P6"><text:span text:style-name="T6">discendente (spazio)</text:span></text:p>
            <text:p text:style-name="P6"><text:span text:style-name="T6">figlio (&gt;)</text:span></text:p>
            <text:p text:style-name="P6"><text:span text:style-name="T6">fratelli adiacenti (+)</text:span></text:p>
            <text:p text:style-name="P6"><text:span text:style-name="T6">fratelli generali (~)</text:span></text:p>
            <text:p text:style-name="P3"><text:span text:style-name="T6"/></text:p>
            <text:p text:style-name="P3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6"><text:span text:style-name="T7">discendente (spazio)</text:span></text:p>
            <text:p text:style-name="P6"><text:span text:style-name="T6">div p { background-color: red; }</text:span></text:p>
            <text:p text:style-name="P6"><text:span text:style-name="T6"/></text:p>
            <text:p text:style-name="P6"><text:span text:style-name="T7">figlio (&gt;)</text:span></text:p>
            <text:p text:style-name="P6"><text:span text:style-name="T6">div &gt; p { color: white; }</text:span></text:p>
            <text:p text:style-name="P6"><text:span text:style-name="T6"/></text:p>
            <text:p text:style-name="P6"><text:span text:style-name="T7">fratelli adiacenti (+)</text:span></text:p>
            <text:p text:style-name="P6"><text:span text:style-name="T6">h3 + span { color: white; }</text:span></text:p>
            <text:p text:style-name="P6"><text:span text:style-name="T6"/></text:p>
            <text:p text:style-name="P6"><text:span text:style-name="T7">fratelli generali (~)</text:span></text:p>
            <text:p text:style-name="P6"><text:span text:style-name="T6">h2 ~ h3 { border: 1px solid black; 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a pseudo classe identifica uno stato speciale di un tag.</text:span></text:p>
            <text:p text:style-name="P6"><text:span text:style-name="T6"/></text:p>
            <text:p text:style-name="P6"><text:span text:style-name="T6">La sintassi di utilizzo è simile alla sintassi base, con l’aggiunta di : e il tipo di pseudoclasse</text:span></text:p>
            <text:p text:style-name="P6"><text:span text:style-name="T6"/></text:p>
            <text:p text:style-name="P6"><text:span text:style-name="T7">selector:pseudoclasse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8" draw:layer="layout" svg:width="25cm" svg:height="11.019cm" svg:x="1.5cm" svg:y="2.864cm">
          <draw:text-box>
            <text:p text:style-name="P6"><text:span text:style-name="T6">Esistono una trentina di pseudoclassi.</text:span></text:p>
            <text:p text:style-name="P6"><text:span text:style-name="T6"/></text:p>
            <text:p text:style-name="P6"><text:span text:style-name="T6">Di seguito alcune classi</text:span></text:p>
            <text:p text:style-name="P6"><text:span text:style-name="T6"/></text:p>
            <text:p text:style-name="P6"><text:span text:style-name="T7">:hover</text:span><text:span text:style-name="T6"> è attiva quando il puntatore del mouse è sopra l’elemento</text:span></text:p>
            <text:p text:style-name="P6"><text:span text:style-name="T7">:focus</text:span><text:span text:style-name="T6"> un input che riceve il fuoco</text:span></text:p>
            <text:p text:style-name="P6"><text:span text:style-name="T7">:read-only </text:span><text:span text:style-name="T6">un input con l’attributo </text:span><text:span text:style-name="T7">readonly</text:span></text:p>
            <text:p text:style-name="P6"><text:span text:style-name="T6"/></text:p>
            <text:p text:style-name="P6"><text:span text:style-name="T6">Sul sito dei developer Mozilla è possibile averne un elenco completo</text:span></text:p>
            <text:p text:style-name="P6"><text:span text:style-name="T6"/></text:p>
            <text:p text:style-name="P6"><text:span text:style-name="T6"><text:a xlink:href="https://developer.mozilla.org/en-US/docs/Web/CSS/Pseudo-classes" xlink:type="simple">https://developer.mozilla.org/en-US/docs/Web/CSS/Pseudo-classe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elemento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 pseudo elemento viene utilizzato per applicare uno stile a una parte specifica di un elemento.</text:span></text:p>
            <text:p text:style-name="P6"><text:span text:style-name="T6"/></text:p>
            <text:p text:style-name="P6"><text:span text:style-name="T6">La sintassi di utilizzo è simile alle pseudo classi, con l’aggiunta di un doppio : e il tipo di pseudo elemento</text:span></text:p>
            <text:p text:style-name="P6"><text:span text:style-name="T6"/></text:p>
            <text:p text:style-name="P6"><text:span text:style-name="T7">selector::pseudoelemento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elemento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 pseudo elemento viene utilizzato per applicare uno stile a una parte specifica di un elemento.</text:span></text:p>
            <text:p text:style-name="P6"><text:span text:style-name="T6"/></text:p>
            <text:p text:style-name="P6"><text:span text:style-name="T7">::after </text:span><text:span text:style-name="T6">prima dell’elemento</text:span></text:p>
            <text:p text:style-name="P6"><text:span text:style-name="T7">::before </text:span><text:span text:style-name="T6">dopo l’elemento</text:span></text:p>
            <text:p text:style-name="P6"><text:span text:style-name="T7">::first-child</text:span><text:span text:style-name="T6"> è il primo elemento di una lista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Tramite i selector di attributi è possibile applicare uno stile agli elementi HTML che hanno attributi o valori di attributo specifici.</text:span></text:p>
            <text:p text:style-name="P6"><text:span text:style-name="T6"/></text:p>
            <text:p text:style-name="P6"><text:span text:style-name="T7">selector[attributo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7">selector[attributo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solo il tag </text:span><text:span text:style-name="T7">p</text:span><text:span text:style-name="T6"> che ha un attributo chiamato </text:span><text:span text:style-name="T7">test1</text:span></text:p>
            <text:p text:style-name="P6"><text:span text:style-name="T6"/></text:p>
            <text:p text:style-name="P6"><text:span text:style-name="T7">p[test1] {</text:span></text:p>
            <text:p text:style-name="P6"><text:span text:style-name="T7"><text:s text:c="2"/></text:span><text:span text:style-name="T7">color: red;</text:span></text:p>
            <text:p text:style-name="P6"><text:span text:style-name="T7">}</text:span></text:p>
            <text:p text:style-name="P6"><text:span text:style-name="T7"/></text:p>
            <text:p text:style-name="P6"><text:span text:style-name="T6">Seleziono solo il tag </text:span><text:span text:style-name="T7">p</text:span><text:span text:style-name="T6"> che ha un attributo chiamato </text:span><text:span text:style-name="T7">test2 </text:span><text:span text:style-name="T6">col valore </text:span><text:span text:style-name="T7">pippo</text:span></text:p>
            <text:p text:style-name="P6"><text:span text:style-name="T7"/></text:p>
            <text:p text:style-name="P6"><text:span text:style-name="T7">p[test2=pippo] {</text:span></text:p>
            <text:p text:style-name="P6"><text:span text:style-name="T7"><text:s text:c="2"/></text:span><text:span text:style-name="T7">color: green;</text:span></text:p>
            <text:p text:style-name="P6"><text:span text:style-name="T7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contiene la parola valore</text:span></text:p>
            <text:p text:style-name="P6"><text:span text:style-name="T6"/></text:p>
            <text:p text:style-name="P6"><text:span text:style-name="T7">selector[attributo~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>Seleziono un attributo che inizia per valore (uguale o uguale seguito dal trattino)</text:span></text:p>
            <text:p text:style-name="P6"><text:span text:style-name="T6"/></text:p>
            <text:p text:style-name="P6"><text:span text:style-name="T7">selector[attributo|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inizia valore</text:span></text:p>
            <text:p text:style-name="P6"><text:span text:style-name="T6"/></text:p>
            <text:p text:style-name="P6"><text:span text:style-name="T7">selector[attributo^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>Seleziono un attributo che finisce per valore</text:span></text:p>
            <text:p text:style-name="P6"><text:span text:style-name="T6"/></text:p>
            <text:p text:style-name="P6"><text:span text:style-name="T7">selector[attributo$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contiene la sottostringa valore</text:span></text:p>
            <text:p text:style-name="P6"><text:span text:style-name="T6"/></text:p>
            <text:p text:style-name="P6"><text:span text:style-name="T7">selector[attributo*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mment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All’interno di un CSS è possibile inserire dei commenti</text:span></text:p>
            <text:p text:style-name="P6"><text:span text:style-name="T6">I commenti sono multiriga, iniziano con </text:span><text:span text:style-name="T9">/*</text:span><text:span text:style-name="T6"> e terminano con </text:span><text:span text:style-name="T9">*/</text:span></text:p>
            <text:p text:style-name="P6"><text:span text:style-name="T6"/></text:p>
            <text:p text:style-name="P6"><text:span text:style-name="T6">selector {</text:span></text:p>
            <text:p text:style-name="P6"><text:span text:style-name="T6"><text:s text:c="2"/></text:span><text:span text:style-name="T6">proprietà: valore; </text:span><text:span text:style-name="T7">/* commento */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lor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All’interno di un CSS è possibile referenziare dei colori</text:span></text:p>
            <text:p text:style-name="P6"><text:span text:style-name="T6"/></text:p>
            <text:p text:style-name="P6"><text:span text:style-name="T6">I colori possono essere specificati usando il nome predefinito del colore o le sintassi RGB, HEX, HSL, RGBA e HSLA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me usare i color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</text:span></text:p>
            <text:p text:style-name="P6"><text:span text:style-name="T6"/></text:p>
            <text:p text:style-name="P6"><text:span text:style-name="T6">&lt;div style="</text:span><text:span text:style-name="T7">background-color:red;</text:span><text:span text:style-name="T6">"&gt;Lorem ipsum&lt;/div&gt;</text:span></text:p>
            <text:p text:style-name="P6"><text:span text:style-name="T6"/></text:p>
            <text:p text:style-name="P6"><text:span text:style-name="T6">Foreground</text:span></text:p>
            <text:p text:style-name="P6"><text:span text:style-name="T6"/></text:p>
            <text:p text:style-name="P6"><text:span text:style-name="T6">&lt;div style="</text:span><text:span text:style-name="T7">color:blue;</text:span><text:span text:style-name="T6">"&gt;Lorem ipsum&lt;/div&gt;</text:span></text:p>
            <text:p text:style-name="P6"><text:span text:style-name="T6"/></text:p>
            <text:p text:style-name="P6"><text:span text:style-name="T6">Border</text:span></text:p>
            <text:p text:style-name="P6"><text:span text:style-name="T6"/></text:p>
            <text:p text:style-name="P6"><text:span text:style-name="T6">&lt;div style="</text:span><text:span text:style-name="T7">border:2px solid red;</text:span><text:span text:style-name="T6">"&gt;Lorem ipsum&lt;/div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I background possono avere varie proprietà di personalizzazione.</text:span></text:p>
            <text:p text:style-name="P6"><text:span text:style-name="T6"/></text:p>
            <text:p text:style-name="P6"><text:span text:style-name="T6">Colore</text:span></text:p>
            <text:p text:style-name="P6"><text:span text:style-name="T6"/></text:p>
            <text:p text:style-name="P6"><text:span text:style-name="T6">&lt;div style="</text:span><text:span text:style-name="T7">background-color:red;</text:span><text:span text:style-name="T6">"&gt;Lorem ipsum&lt;/div&gt;</text:span></text:p>
            <text:p text:style-name="P6"><text:span text:style-name="T6"/></text:p>
            <text:p text:style-name="P6"><text:span text:style-name="T6">Opacità/trasparenza. Può assumere un valore compreso tra 0,0 e 1,0. Più basso è il valore, più è trasparente:</text:span></text:p>
            <text:p text:style-name="P6"><text:span text:style-name="T6"/></text:p>
            <text:p text:style-name="P6"><text:span text:style-name="T6">&lt;div style="</text:span><text:span text:style-name="T7">background-color:red; opacity: 0.3;</text:span><text:span text:style-name="T6">"&gt;Lorem ipsum&lt;/div&gt;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-image</text:span></text:p>
            <text:p text:style-name="P6"><text:span text:style-name="T6"/></text:p>
            <text:p text:style-name="P6"><text:span text:style-name="T6">&lt;div style="</text:span><text:span text:style-name="T7">background-image: url(gattino.gif);</text:span><text:span text:style-name="T6">"&gt;Lorem ipsum&lt;/div&gt;</text:span></text:p>
            <text:p text:style-name="P6"><text:span text:style-name="T6"/></text:p>
            <text:p text:style-name="P6"><text:span text:style-name="T6">background-pepeat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repeat: repeat-x;</text:span><text:span text:style-name="T6">"&gt;Lorem ipsum&lt;/div&gt;</text:span></text:p>
            <text:p text:style-name="P6"><text:span text:style-name="T6"/></text:p>
            <text:p text:style-name="P6"><text:span text:style-name="T6">background-position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repeat: no-repeat; background-position: right top;</text:span><text:span text:style-name="T6">"&gt;Lorem ipsum&lt;/div&gt;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-attachment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attachment: fixed;</text:span><text:span text:style-name="T6">"&gt;Lorem ipsum&lt;/div&gt;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attachment: scroll;</text:span><text:span text:style-name="T6">"&gt;Lorem ipsum&lt;/div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Le proprietà </text:span><text:span text:style-name="T7">border</text:span><text:span text:style-name="T6"> consente di specificare lo stile, la larghezza e il colore del bordo di un elemento.</text:span></text:p>
            <text:p text:style-name="P6"><text:span text:style-name="T6"/></text:p>
            <text:p text:style-name="P6"><text:span text:style-name="T7">Border</text:span><text:span text:style-name="T6"> può essere usata in modo compatto o specificandone le singole caratteristiche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3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styl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7">border-style </text:span><text:span text:style-name="T6">indica lo stile del bordo</text:span></text:p>
            <text:p text:style-name="P6"><text:span text:style-name="T6"/></text:p>
            <text:p text:style-name="P6"><text:span text:style-name="T7">dotted</text:span><text:span text:style-name="T6"> - bordo punteggiato</text:span></text:p>
            <text:p text:style-name="P6"><text:span text:style-name="T7">dashed</text:span><text:span text:style-name="T6"> <text:s/>- bordo tratteggiato</text:span></text:p>
            <text:p text:style-name="P6"><text:span text:style-name="T7">solid</text:span><text:span text:style-name="T6"> - bordo continuo</text:span></text:p>
            <text:p text:style-name="P6"><text:span text:style-name="T7">double</text:span><text:span text:style-name="T6"> - doppio bordo</text:span></text:p>
            <text:p text:style-name="P6"><text:span text:style-name="T7">groove</text:span><text:span text:style-name="T6"> - bordo scanalato 3D</text:span></text:p>
            <text:p text:style-name="P6"><text:span text:style-name="T7">ridge</text:span><text:span text:style-name="T6"> - bordo increspato 3D</text:span></text:p>
            <text:p text:style-name="P6"><text:span text:style-name="T7">inset</text:span><text:span text:style-name="T6"> - bordo del riquadro 3D</text:span></text:p>
            <text:p text:style-name="P6"><text:span text:style-name="T7">outset</text:span><text:span text:style-name="T6"> - bordo iniziale 3D</text:span></text:p>
            <text:p text:style-name="P6"><text:span text:style-name="T7">none</text:span><text:span text:style-name="T6"> - nessun bordo</text:span></text:p>
            <text:p text:style-name="P6"><text:span text:style-name="T7">hidden</text:span><text:span text:style-name="T6"> - bordo nascosto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3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style</text:p>
          </draw:text-box>
        </draw:frame>
        <draw:frame presentation:style-name="pr3" draw:text-style-name="P7" draw:layer="layout" svg:width="25cm" svg:height="12.714cm" svg:x="1.5cm" svg:y="2.016cm">
          <draw:text-box>
            <text:p text:style-name="P6"><text:span text:style-name="T8">Da notare che la proprietà può essere indicata </text:span></text:p>
            <text:p text:style-name="P6"><text:span text:style-name="T8">anche 2, 3 o 4 volte con valori diversi.</text:span></text:p>
            <text:p text:style-name="P6"><text:span text:style-name="T8">Se indicata 2 volte: vengono indicati i bordi superiore/inferiore e destro/sinistro. Se 3: bordo superiore, bordo destro/sinistro e inferiore. Se 4: bordo superiore, destro, inferiore e sinistro.</text:span></text:p>
            <text:p text:style-name="P6"><text:span text:style-name="T10"/></text:p>
            <text:p text:style-name="P6"><text:span text:style-name="T10">&lt;p style="border-style: dotted;"&gt;dotted&lt;/p&gt;</text:span></text:p>
            <text:p text:style-name="P6"><text:span text:style-name="T10">&lt;p style="border-style: dashed;"&gt;dashed&lt;/p&gt;</text:span></text:p>
            <text:p text:style-name="P6"><text:span text:style-name="T10">&lt;p style="border-style: solid;"&gt;solid&lt;/p&gt;</text:span></text:p>
            <text:p text:style-name="P6"><text:span text:style-name="T10">&lt;p style="border-style: double;"&gt;double&lt;/p&gt;</text:span></text:p>
            <text:p text:style-name="P6"><text:span text:style-name="T10">&lt;p style="border-style: groove;"&gt;groove&lt;/p&gt;</text:span></text:p>
            <text:p text:style-name="P6"><text:span text:style-name="T10">&lt;p style="border-style: ridge;"&gt;ridge&lt;/p&gt;</text:span></text:p>
            <text:p text:style-name="P6"><text:span text:style-name="T10">&lt;p style="border-style: inset;"&gt;inset&lt;/p&gt;</text:span></text:p>
            <text:p text:style-name="P6"><text:span text:style-name="T10">&lt;p style="border-style: outset;"&gt;outset&lt;/p&gt;</text:span></text:p>
            <text:p text:style-name="P6"><text:span text:style-name="T10">&lt;p style="border-style: none;"&gt;none&lt;/p&gt;</text:span></text:p>
            <text:p text:style-name="P6"><text:span text:style-name="T10">&lt;p style="border-style: hidden;"&gt;hidden&lt;/p&gt;</text:span></text:p>
            <text:p text:style-name="P6"><text:span text:style-name="T11">&lt;p style="border-style: dotted solid;"&gt;mix1&lt;/p&gt;</text:span></text:p>
            <text:p text:style-name="P6"><text:span text:style-name="T11">&lt;p style="border-style: dotted solid dashed;"&gt;mix2&lt;/p&gt;</text:span></text:p>
            <text:p text:style-name="P6"><text:span text:style-name="T11">&lt;p style="border-style: dotted dashed solid double;"&gt;mix3&lt;/p&gt;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3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width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a proprietà </text:span><text:span text:style-name="T7">border-width</text:span><text:span text:style-name="T8"> indica la grandezza dei 4 bordi.</text:span></text:p>
            <text:p text:style-name="P6"><text:span text:style-name="T8"/></text:p>
            <text:p text:style-name="P6"><text:span text:style-name="T8">La grandezza può assumere un valore numerico in px, pt, cm, em o usare uno dei valori predefiniti: thin, medium o thick.</text:span></text:p>
            <text:p text:style-name="P6"><text:span text:style-name="T8"/></text:p>
            <text:p text:style-name="P6"><text:span text:style-name="T8">&lt;p style="border-style: solid; </text:span><text:span text:style-name="T7">border-width: 5px;</text:span><text:span text:style-name="T8">"&gt;solid - width: 5px&lt;/p&gt;</text:span></text:p>
            <text:p text:style-name="P6"><text:span text:style-name="T8">&lt;p style="border-style: solid; </text:span><text:span text:style-name="T7">border-width: thin;</text:span><text:span text:style-name="T8">"&gt;solid - thin&lt;/p&gt;</text:span></text:p>
            <text:p text:style-name="P6"><text:span text:style-name="T8">&lt;p style="border-style: solid; </text:span><text:span text:style-name="T7">border-width: medium;</text:span><text:span text:style-name="T8">"&gt;solid - medium&lt;/p&gt;</text:span></text:p>
            <text:p text:style-name="P6"><text:span text:style-name="T8">&lt;p style="border-style: solid; </text:span><text:span text:style-name="T7">border-width: thick;</text:span><text:span text:style-name="T8">"&gt;solid - thick&lt;/p&gt;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3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color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a proprietà </text:span><text:span text:style-name="T7">border-color</text:span><text:span text:style-name="T8"> indica il colore dei 4 bordi.</text:span></text:p>
            <text:p text:style-name="P6"><text:span text:style-name="T8"/></text:p>
            <text:p text:style-name="P6"><text:span text:style-name="T8">Il colore un valore espresso tramite nome, in esadecimale, RGB o HSL </text:span></text:p>
            <text:p text:style-name="P6"><text:span text:style-name="T8"/></text:p>
            <text:p text:style-name="P6"><text:span text:style-name="T8">&lt;p style="border-style: solid; </text:span><text:span text:style-name="T7">border-color: red;</text:span><text:span text:style-name="T8">"&gt;solid - red&lt;/p&gt;</text:span></text:p>
            <text:p text:style-name="P6"><text:span text:style-name="T8">&lt;p style="border-style: solid; </text:span><text:span text:style-name="T7">border-color: #aeaeae;</text:span><text:span text:style-name="T8">"&gt;solid - aeaeae&lt;/p&gt;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3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 lati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precedenti identificano in modo generale tutti i lati di un bordo. È però possibile indicare, singolarmente, i singoli bordi con la sintassi</text:span></text:p>
            <text:p text:style-name="P6"><text:span text:style-name="T8"/></text:p>
            <text:p text:style-name="P6"><text:span text:style-name="T7">border-&lt;lato&gt;-&lt;proprietà&gt;</text:span></text:p>
            <text:p text:style-name="P6"><text:span text:style-name="T8"/></text:p>
            <text:p text:style-name="P6"><text:span text:style-name="T8">Dove i lati sono indicati come: </text:span><text:span text:style-name="T7">top, left, bottom </text:span><text:span text:style-name="T6">e </text:span><text:span text:style-name="T7">right</text:span><text:span text:style-name="T8"> </text:span></text:p>
            <text:p text:style-name="P6"><text:span text:style-name="T8"/></text:p>
            <text:p text:style-name="P6"><text:span text:style-name="T8">border-</text:span><text:span text:style-name="T7">top</text:span><text:span text:style-name="T8">-color: red;</text:span></text:p>
            <text:p text:style-name="P6"><text:span text:style-name="T8">border-</text:span><text:span text:style-name="T7">bottom</text:span><text:span text:style-name="T8">-width: 10px;</text:span></text:p>
            <text:p text:style-name="P6"><text:span text:style-name="T8">border-</text:span><text:span text:style-name="T7">bottom</text:span><text:span text:style-name="T8">-style: dotted;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3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precedenti possono essere compresse nell’unica proprietà </text:span><text:span text:style-name="T7">border.</text:span><text:span text:style-name="T8"> </text:span></text:p>
            <text:p text:style-name="P6"><text:span text:style-name="T8">Possiamo quindi specificare le proprietà:</text:span></text:p>
            <text:p text:style-name="P6"><text:span text:style-name="T8"/></text:p>
            <text:p text:style-name="P6"><text:span text:style-name="T8"><text:s text:c="4"/></text:span><text:span text:style-name="T8">border-style (obbligatoria)</text:span></text:p>
            <text:p text:style-name="P6"><text:span text:style-name="T8"><text:s text:c="4"/></text:span><text:span text:style-name="T8">border-width</text:span></text:p>
            <text:p text:style-name="P6"><text:span text:style-name="T8"><text:s text:c="4"/></text:span><text:span text:style-name="T8">border-color</text:span></text:p>
            <text:p text:style-name="P6"><text:span text:style-name="T8"/></text:p>
            <text:p text:style-name="P6"><text:span text:style-name="T8">all’interno della stessa proprietà:</text:span></text:p>
            <text:p text:style-name="P6"><text:span text:style-name="T8"/></text:p>
            <text:p text:style-name="P6"><text:span text:style-name="T8">&lt;p style="</text:span><text:span text:style-name="T7">border: 3px solid red;</text:span><text:span text:style-name="T8">"&gt;Border&lt;/p&gt;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4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radius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border-radius </text:span><text:span text:style-name="T8">permette di indicare che il bordo deve aver gli angoli arrotondati. All’interno di questa proprietà va indicato il valore di arrotondamento</text:span></text:p>
            <text:p text:style-name="P6"><text:span text:style-name="T8"/></text:p>
            <text:p text:style-name="P6"><text:span text:style-name="T7">border-radius: </text:span><text:span text:style-name="T6">10px;</text:span></text:p>
            <text:p text:style-name="P6"><text:span text:style-name="T6"/></text:p>
            <text:p text:style-name="P6"><text:span text:style-name="T6">Questo valore può essere espresso in pixel o in percentuale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4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margin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margin </text:span><text:span text:style-name="T8">permette di indicare uno spazio attorno ai bordi.</text:span></text:p>
            <text:p text:style-name="P6"><text:span text:style-name="T8">Anche in questo caso è possibile indicare i singoli bordi sui quali applicare i margini</text:span></text:p>
            <text:p text:style-name="P6"><text:span text:style-name="T8"/></text:p>
            <text:p text:style-name="P6"><text:span text:style-name="T12">&lt;p style="</text:span><text:span text:style-name="T13">margin: 16px 10px 0 10px;</text:span><text:span text:style-name="T12">"&gt;Margin3&lt;/p&gt;</text:span></text:p>
            <text:p text:style-name="P6"><text:span text:style-name="T12"/></text:p>
            <text:p text:style-name="P6"><text:span text:style-name="T12">&lt;p style="</text:span><text:span text:style-name="T13">margin-top:16px; margin-left:10px; margin-right:10px;</text:span><text:span text:style-name="T14">"</text:span><text:span text:style-name="T12">&gt;Margin3&lt;/p&gt;</text:span></text:p>
            <text:p text:style-name="P6"><text:span text:style-name="T8"/></text:p>
            <text:p text:style-name="P6"><text:span text:style-name="T8"/></text:p>
          </draw:text-box>
        </draw:frame>
        <presentation:notes draw:style-name="dp3">
          <draw:page-thumbnail draw:style-name="gr2" draw:layer="layout" svg:width="12.75cm" svg:height="9.56cm" svg:x="4.125cm" svg:y="2.5cm" draw:page-number="4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adding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padding </text:span><text:span text:style-name="T8">permette di indicare uno spazio interno ai bordi.</text:span></text:p>
            <text:p text:style-name="P6"><text:span text:style-name="T8">Anche in questo caso è possibile indicare i singoli bordi sui quali applicare il padding</text:span></text:p>
            <text:p text:style-name="P6"><text:span text:style-name="T8"/></text:p>
            <text:p text:style-name="P6"><text:span text:style-name="T12">&lt;p style="</text:span><text:span text:style-name="T13">padding: 0px 10px;</text:span><text:span text:style-name="T12">"&gt;Padding1&lt;/p&gt;</text:span></text:p>
            <text:p text:style-name="P6"><text:span text:style-name="T12"/></text:p>
            <text:p text:style-name="P6"><text:span text:style-name="T14">&lt;p style="</text:span><text:span text:style-name="T13">padding-top:0px; padding-left:10px; padding-right:10px;</text:span><text:span text:style-name="T14">"</text:span><text:span text:style-name="T12">&gt;Padding2&lt;/p&gt;</text:span></text:p>
            <text:p text:style-name="P6"><text:span text:style-name="T8"/></text:p>
            <text:p text:style-name="P6"><text:span text:style-name="T8"/></text:p>
          </draw:text-box>
        </draw:frame>
        <presentation:notes draw:style-name="dp3">
          <draw:page-thumbnail draw:style-name="gr2" draw:layer="layout" svg:width="12.75cm" svg:height="9.56cm" svg:x="4.125cm" svg:y="2.5cm" draw:page-number="4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height width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height </text:span><text:span text:style-name="T6">e </text:span><text:span text:style-name="T7">width</text:span><text:span text:style-name="T8"> permettono di indicare l’altezza e la larghezza di un elemento.</text:span></text:p>
            <text:p text:style-name="P6"><text:span text:style-name="T8"/></text:p>
            <text:p text:style-name="P6"><text:span text:style-name="T8">…</text:span><text:span text:style-name="T8">.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4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2cm" fo:min-width="2cm"/>
    </style:style>
    <style:style style:name="Mgr4" style:family="graphic" style:parent-style-name="Accent_20_1">
      <style:graphic-properties draw:textarea-vertical-align="middle" fo:min-height="1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4.5cm" fo:min-width="27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start" style:writing-mode="lr-tb"/>
      <style:text-properties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font-size="14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cm" svg:height="14.5cm" svg:x="0.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.75cm" svg:x="1.5cm" svg:y="3cm" presentation:class="outline" presentation:placeholder="true">
        <draw:text-box/>
      </draw:frame>
      <draw:custom-shape draw:style-name="Mgr3" draw:text-style-name="MP7" draw:layer="backgroundobjects" svg:width="2.5cm" svg:height="2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25cm" svg:x="0.25cm" svg:y="0.7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25cm" svg:x="1.5cm" svg:y="0.75cm" presentation:class="title" presentation:placeholder="true">
        <draw:text-box/>
      </draw:frame>
      <draw:frame presentation:style-name="Mpr3" draw:text-style-name="MP9" draw:layer="backgroundobjects" svg:width="17.951cm" svg:height="0.433cm" svg:x="0.5cm" svg:y="15.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23cm" svg:height="0.433cm" svg:x="20.977cm" svg:y="15.167cm" presentation:class="page-number">
        <draw:text-box>
          <text:p text:style-name="MP3"><text:span text:style-name="MT1"><text:page-number>&lt;numero&gt;</text:page-number></text:span><text:span text:style-name="MT1">/</text:span><text:span text:style-name="MT1"><text:page-count>44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8T11:37:58.816000000</meta:creation-date>
    <meta:editing-duration>P1DT20H21M51S</meta:editing-duration>
    <meta:editing-cycles>287</meta:editing-cycles>
    <meta:generator>LibreOffice/7.0.0.3$Windows_x86 LibreOffice_project/8061b3e9204bef6b321a21033174034a5e2ea88e</meta:generator>
    <dc:title>Inspiration</dc:title>
    <dc:date>2022-04-26T15:11:14.369000000</dc:date>
    <meta:document-statistic meta:object-count="200"/>
  </office:meta>
</office:document-meta>
</file>